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officeooo:rsid="000da0b3" officeooo:paragraph-rsid="000da0b3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officeooo:rsid="000da0b3" officeooo:paragraph-rsid="000e4bd2" style:font-name-asian="Helvetica" style:font-name-complex="Helvetica"/>
    </style:style>
    <style:style style:name="P4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officeooo:rsid="000da0b3" officeooo:paragraph-rsid="001b5e0f" style:font-name-asian="Helvetica" style:font-name-complex="Helvetica"/>
    </style:style>
    <style:style style:name="P5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officeooo:rsid="00139d9b" officeooo:paragraph-rsid="00139d9b" style:font-name-asian="Helvetica" style:font-weight-asian="normal" style:font-name-complex="Helvetica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Helvetica" fo:font-weight="bold" officeooo:paragraph-rsid="000da0b3" style:font-name-asian="Helvetica" style:font-weight-asian="bold" style:font-name-complex="Helvetica" style:font-weight-complex="bold"/>
    </style:style>
    <style:style style:name="P8" style:family="paragraph" style:parent-style-name="Standard">
      <style:paragraph-properties>
        <style:tab-stops/>
      </style:paragraph-properties>
      <style:text-properties style:font-name="Helvetica" fo:font-weight="bold" officeooo:paragraph-rsid="000e4bd2" style:font-name-asian="Helvetica" style:font-weight-asian="bold" style:font-name-complex="Helvetica" style:font-weight-complex="bold"/>
    </style:style>
    <style:style style:name="P9" style:family="paragraph" style:parent-style-name="Standard">
      <style:paragraph-properties>
        <style:tab-stops/>
      </style:paragraph-properties>
      <style:text-properties style:font-name="Helvetica" fo:font-weight="bold" officeooo:paragraph-rsid="001b5e0f" style:font-name-asian="Helvetica" style:font-weight-asian="bold" style:font-name-complex="Helvetica" style:font-weight-complex="bold"/>
    </style:style>
    <style:style style:name="P10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11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111bd7" officeooo:paragraph-rsid="00111bd7" style:font-name-asian="Helvetica" style:font-weight-asian="normal" style:font-name-complex="Helvetica" style:font-weight-complex="normal"/>
    </style:style>
    <style:style style:name="P12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1b5e0f" officeooo:paragraph-rsid="001b5e0f" style:font-name-asian="Helvetica" style:font-weight-asian="normal" style:font-name-complex="Helvetica" style:font-weight-complex="normal"/>
    </style:style>
    <style:style style:name="P13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1b5e0f" officeooo:paragraph-rsid="001b78b5" style:font-name-asian="Helvetica" style:font-weight-asian="normal" style:font-name-complex="Helvetica" style:font-weight-complex="normal"/>
    </style:style>
    <style:style style:name="P14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0e4bd2" officeooo:paragraph-rsid="000e4bd2" style:font-name-asian="Helvetica" style:font-weight-asian="normal" style:font-name-complex="Helvetica" style:font-weight-complex="normal"/>
    </style:style>
    <style:style style:name="P15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0f4452" officeooo:paragraph-rsid="000f4452" style:font-name-asian="Helvetica" style:font-weight-asian="normal" style:font-name-complex="Helvetica" style:font-weight-complex="normal"/>
    </style:style>
    <style:style style:name="P16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officeooo:rsid="00139d9b" officeooo:paragraph-rsid="00139d9b" style:font-name-asian="Helvetica" style:font-weight-asian="normal" style:font-name-complex="Helvetica" style:font-weight-complex="normal"/>
    </style:style>
    <style:style style:name="P17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officeooo:rsid="0016aa21" officeooo:paragraph-rsid="0016aa21" style:font-name-asian="Helvetica" style:font-weight-asian="normal" style:font-name-complex="Helvetica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officeooo:rsid="0016f54a" officeooo:paragraph-rsid="0016f54a" style:font-name-asian="Helvetica" style:font-weight-asian="normal" style:font-name-complex="Helvetica" style:font-weight-complex="normal"/>
    </style:style>
    <style:style style:name="P19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officeooo:rsid="00189336" officeooo:paragraph-rsid="00189336" style:font-name-asian="Helvetica" style:font-weight-asian="normal" style:font-name-complex="Helvetica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0da0b3" officeooo:paragraph-rsid="000da0b3" style:font-name-asian="Helvetica" style:font-weight-asian="normal" style:font-name-complex="Helvetica" style:font-weight-complex="normal"/>
    </style:style>
    <style:style style:name="P21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0b3dc5" officeooo:paragraph-rsid="000b3dc5" style:font-name-asian="Helvetica" style:font-weight-asian="normal" style:font-name-complex="Helvetica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b3dc5"/>
    </style:style>
    <style:style style:name="T3" style:family="text">
      <style:text-properties officeooo:rsid="000ce598"/>
    </style:style>
    <style:style style:name="T4" style:family="text">
      <style:text-properties officeooo:rsid="000da0b3"/>
    </style:style>
    <style:style style:name="T5" style:family="text">
      <style:text-properties officeooo:rsid="000e4bd2"/>
    </style:style>
    <style:style style:name="T6" style:family="text">
      <style:text-properties officeooo:rsid="00125eb0"/>
    </style:style>
    <style:style style:name="T7" style:family="text">
      <style:text-properties officeooo:rsid="001543db"/>
    </style:style>
    <style:style style:name="T8" style:family="text">
      <style:text-properties officeooo:rsid="0019b12b"/>
    </style:style>
    <style:style style:name="T9" style:family="text">
      <style:text-properties officeooo:rsid="001b5e0f"/>
    </style:style>
    <style:style style:name="T10" style:family="text">
      <style:text-properties officeooo:rsid="001b78b5"/>
    </style:style>
    <style:style style:name="T11" style:family="text">
      <style:text-properties officeooo:rsid="001d3319"/>
    </style:style>
    <style:style style:name="T12" style:family="text">
      <style:text-properties officeooo:rsid="001e7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Gemma</text:span> Beta Version History</text:p>
      <text:p text:style-name="P6"/>
      <text:p text:style-name="P9">V1.0.0-beta<text:span text:style-name="T9">4</text:span> (<text:span text:style-name="T8">02/1</text:span><text:span text:style-name="T11">7</text:span><text:span text:style-name="T8">/2013</text:span>)<text:span text:style-name="T1">:</text:span></text:p>
      <text:p text:style-name="P4">Bug Fixes:</text:p>
      <text:list xml:id="list4761424151044077713" text:style-name="L1">
        <text:list-item>
          <text:p text:style-name="P12">Fixed sound bug accidentally introduced in beta 3.</text:p>
        </text:list-item>
        <text:list-item>
          <text:p text:style-name="P13"><text:span text:style-name="T10">Do not eat Null Pointer Exception if you run away </text:span><text:span text:style-name="T12">in rare cases</text:span><text:span text:style-name="T10">.</text:span></text:p>
        </text:list-item>
      </text:list>
      <text:p text:style-name="P8"/>
      <text:p text:style-name="P8">V1.0.0-beta<text:span text:style-name="T5">3</text:span> (<text:span text:style-name="T8">02/15/2013</text:span>)<text:span text:style-name="T1">:</text:span></text:p>
      <text:p text:style-name="P3">Bug Fixes:</text:p>
      <text:list xml:id="list705371418" text:continue-numbering="true" text:style-name="L1">
        <text:list-item>
          <text:p text:style-name="P14">Fixed AI bug with <text:span text:style-name="T6">attempting to </text:span>steal gold <text:span text:style-name="T6">too many times</text:span>.</text:p>
        </text:list-item>
        <text:list-item>
          <text:p text:style-name="P15">Fixed bug with sounds for casting spells and using items playing too early.</text:p>
        </text:list-item>
        <text:list-item>
          <text:p text:style-name="P11">Fixed bug with shields increasing attack instead of defense <text:span text:style-name="T7">when purchased</text:span>.</text:p>
        </text:list-item>
      </text:list>
      <text:p text:style-name="P5">Other Changes:</text:p>
      <text:list xml:id="list9047699642124689193" text:style-name="L2">
        <text:list-item>
          <text:p text:style-name="P16">Fixed errors in the game's manual.</text:p>
        </text:list-item>
        <text:list-item>
          <text:p text:style-name="P17">Removed obsolete/unused Rule Set construct from the source code.</text:p>
        </text:list-item>
        <text:list-item>
          <text:p text:style-name="P18">Removed unused resources.</text:p>
        </text:list-item>
        <text:list-item>
          <text:p text:style-name="P19">Cleaned up source code.</text:p>
        </text:list-item>
      </text:list>
      <text:p text:style-name="P6"/>
      <text:p text:style-name="P7">V1.0.0-beta<text:span text:style-name="T4">2</text:span> (<text:span text:style-name="T2">02/14/2013</text:span>)<text:span text:style-name="T1">:</text:span></text:p>
      <text:p text:style-name="P2">Bug Fixes:</text:p>
      <text:list xml:id="list377980394" text:continue-list="list705371418" text:style-name="L1">
        <text:list-item>
          <text:p text:style-name="P20">Fixed Windows-only no sprites display bug.</text:p>
        </text:list-item>
      </text:list>
      <text:p text:style-name="P6"/>
      <text:p text:style-name="P6">V1.0.0-beta<text:span text:style-name="T2">1</text:span> (<text:span text:style-name="T2">02/14/2013</text:span>)<text:span text:style-name="T1">:</text:span></text:p>
      <text:p text:style-name="P1"><text:span text:style-name="T2">New Features</text:span>:</text:p>
      <text:list xml:id="list1917627287" text:continue-numbering="true" text:style-name="L1">
        <text:list-item>
          <text:p text:style-name="P21">Initial beta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3-02-17T09:30:04</dc:date>
    <meta:generator>LibreOffice/4.0.0.3$MacOSX_x86 LibreOffice_project/53fd80e80f44edd735c18dbc5b6cde811e0a15c</meta:generator>
    <meta:editing-duration>PT20H15M49S</meta:editing-duration>
    <meta:editing-cycles>469</meta:editing-cycles>
    <dc:title>Mazer5D Version History</dc:title>
    <meta:document-statistic meta:table-count="0" meta:image-count="0" meta:object-count="0" meta:page-count="1" meta:paragraph-count="21" meta:word-count="120" meta:character-count="729" meta:non-whitespace-character-count="641"/>
  </office:meta>
</office:document-meta>
</file>